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E2CD5AD20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5.979cm" svg:x="1.037cm" svg:y="1.021cm">
          <draw:image xlink:href="Pictures/100000000000020C000000E2CD5AD20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14:28</dc:date>
    <meta:generator>NeoOffice/3.4.1$Unix OpenOffice.org_project/Patch 16</meta:generator>
    <meta:editing-duration>PT00H07M07S</meta:editing-duration>
    <meta:editing-cycles>13</meta:editing-cycles>
    <meta:document-statistic meta:object-count="1"/>
  </office:meta>
</office:document-meta>
</file>